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54370"/>
    </style:style>
    <style:style style:name="P2" style:family="paragraph" style:parent-style-name="Text_20_body" style:list-style-name="L20"/>
    <style:style style:name="P3" style:family="paragraph" style:parent-style-name="Text_20_body" style:list-style-name="L20">
      <style:paragraph-properties fo:margin-top="0cm" fo:margin-bottom="0cm" style:contextual-spacing="false"/>
    </style:style>
    <style:style style:name="P4" style:family="paragraph" style:parent-style-name="Text_20_body" style:list-style-name="L21"/>
    <style:style style:name="P5" style:family="paragraph" style:parent-style-name="Text_20_body" style:list-style-name="L21">
      <style:paragraph-properties fo:margin-top="0cm" fo:margin-bottom="0cm" style:contextual-spacing="false"/>
    </style:style>
    <style:style style:name="P6" style:family="paragraph" style:parent-style-name="Text_20_body" style:list-style-name="L22"/>
    <style:style style:name="P7" style:family="paragraph" style:parent-style-name="Text_20_body" style:list-style-name="L22">
      <style:paragraph-properties fo:margin-top="0cm" fo:margin-bottom="0cm" style:contextual-spacing="false"/>
    </style:style>
    <style:style style:name="P8" style:family="paragraph" style:parent-style-name="Text_20_body" style:list-style-name="L23">
      <style:paragraph-properties fo:margin-top="0cm" fo:margin-bottom="0cm" style:contextual-spacing="false"/>
    </style:style>
    <style:style style:name="P9" style:family="paragraph" style:parent-style-name="Text_20_body" style:list-style-name="L24"/>
    <style:style style:name="P10" style:family="paragraph" style:parent-style-name="Text_20_body" style:list-style-name="L24">
      <style:paragraph-properties fo:margin-top="0cm" fo:margin-bottom="0cm" style:contextual-spacing="false"/>
    </style:style>
    <style:style style:name="P11" style:family="paragraph" style:parent-style-name="Text_20_body" style:list-style-name="L25">
      <style:paragraph-properties fo:margin-top="0cm" fo:margin-bottom="0cm" style:contextual-spacing="false"/>
    </style:style>
    <style:style style:name="P12" style:family="paragraph" style:parent-style-name="Text_20_body" style:list-style-name="L26"/>
    <style:style style:name="P13" style:family="paragraph" style:parent-style-name="Text_20_body" style:list-style-name="L26">
      <style:paragraph-properties fo:margin-top="0cm" fo:margin-bottom="0cm" style:contextual-spacing="false"/>
    </style:style>
    <style:style style:name="P14" style:family="paragraph" style:parent-style-name="Text_20_body" style:list-style-name="L27"/>
    <style:style style:name="P15" style:family="paragraph" style:parent-style-name="Text_20_body" style:list-style-name="L27">
      <style:paragraph-properties fo:margin-top="0cm" fo:margin-bottom="0cm" style:contextual-spacing="false"/>
    </style:style>
    <style:style style:name="P16" style:family="paragraph" style:parent-style-name="Text_20_body" style:list-style-name="L28">
      <style:paragraph-properties fo:margin-top="0cm" fo:margin-bottom="0cm" style:contextual-spacing="false"/>
    </style:style>
    <style:style style:name="P17" style:family="paragraph" style:parent-style-name="Text_20_body" style:list-style-name="L29"/>
    <style:style style:name="P18" style:family="paragraph" style:parent-style-name="Text_20_body" style:list-style-name="L29">
      <style:paragraph-properties fo:margin-top="0cm" fo:margin-bottom="0cm" style:contextual-spacing="false"/>
    </style:style>
    <style:style style:name="P19" style:family="paragraph" style:parent-style-name="Text_20_body" style:list-style-name="L30">
      <style:paragraph-properties fo:margin-top="0cm" fo:margin-bottom="0cm" style:contextual-spacing="false"/>
    </style:style>
    <style:style style:name="P20" style:family="paragraph" style:parent-style-name="Text_20_body" style:list-style-name="L31"/>
    <style:style style:name="P21" style:family="paragraph" style:parent-style-name="Text_20_body" style:list-style-name="L31">
      <style:paragraph-properties fo:margin-top="0cm" fo:margin-bottom="0cm" style:contextual-spacing="false"/>
    </style:style>
    <style:style style:name="P22" style:family="paragraph" style:parent-style-name="Text_20_body" style:list-style-name="L32">
      <style:paragraph-properties fo:margin-top="0cm" fo:margin-bottom="0cm" style:contextual-spacing="false"/>
    </style:style>
    <style:style style:name="P23" style:family="paragraph" style:parent-style-name="Text_20_body" style:list-style-name="L33"/>
    <style:style style:name="P24" style:family="paragraph" style:parent-style-name="Text_20_body" style:list-style-name="L33">
      <style:paragraph-properties fo:margin-top="0cm" fo:margin-bottom="0cm" style:contextual-spacing="false"/>
    </style:style>
    <style:style style:name="P25" style:family="paragraph" style:parent-style-name="Text_20_body" style:list-style-name="L34"/>
    <style:style style:name="P26" style:family="paragraph" style:parent-style-name="Text_20_body" style:list-style-name="L34">
      <style:paragraph-properties fo:margin-top="0cm" fo:margin-bottom="0cm" style:contextual-spacing="false"/>
    </style:style>
    <style:style style:name="P27" style:family="paragraph" style:parent-style-name="Text_20_body" style:list-style-name="L35"/>
    <style:style style:name="P28" style:family="paragraph" style:parent-style-name="Text_20_body" style:list-style-name="L35">
      <style:paragraph-properties fo:margin-top="0cm" fo:margin-bottom="0cm" style:contextual-spacing="false"/>
    </style:style>
    <style:style style:name="P29" style:family="paragraph" style:parent-style-name="Text_20_body" style:list-style-name="L36"/>
    <style:style style:name="P30" style:family="paragraph" style:parent-style-name="Text_20_body" style:list-style-name="L36">
      <style:paragraph-properties fo:margin-top="0cm" fo:margin-bottom="0cm" style:contextual-spacing="false"/>
    </style:style>
    <style:style style:name="P31" style:family="paragraph" style:parent-style-name="Text_20_body" style:list-style-name="L37"/>
    <style:style style:name="P32" style:family="paragraph" style:parent-style-name="Text_20_body" style:list-style-name="L37">
      <style:paragraph-properties fo:margin-top="0cm" fo:margin-bottom="0cm" style:contextual-spacing="false"/>
    </style:style>
    <style:style style:name="P33" style:family="paragraph" style:parent-style-name="Text_20_body" style:list-style-name="L38">
      <style:paragraph-properties fo:margin-top="0cm" fo:margin-bottom="0cm" style:contextual-spacing="false"/>
    </style:style>
    <style:style style:name="P34" style:family="paragraph" style:parent-style-name="Text_20_body" style:list-style-name="L39"/>
    <style:style style:name="P35" style:family="paragraph" style:parent-style-name="Text_20_body" style:list-style-name="L39">
      <style:paragraph-properties fo:margin-top="0cm" fo:margin-bottom="0cm" style:contextual-spacing="false"/>
    </style:style>
    <style:style style:name="P36" style:family="paragraph" style:parent-style-name="Text_20_body" style:list-style-name="L40"/>
    <style:style style:name="P37" style:family="paragraph" style:parent-style-name="Text_20_body" style:list-style-name="L40">
      <style:paragraph-properties fo:margin-top="0cm" fo:margin-bottom="0cm" style:contextual-spacing="false"/>
    </style:style>
    <style:style style:name="P38" style:family="paragraph" style:parent-style-name="Text_20_body" style:list-style-name="L41"/>
    <style:style style:name="P39" style:family="paragraph" style:parent-style-name="Text_20_body" style:list-style-name="L41">
      <style:paragraph-properties fo:margin-top="0cm" fo:margin-bottom="0cm" style:contextual-spacing="false"/>
    </style:style>
    <style:style style:name="P40" style:family="paragraph" style:parent-style-name="Text_20_body" style:list-style-name="L42"/>
    <style:style style:name="P41" style:family="paragraph" style:parent-style-name="Text_20_body" style:list-style-name="L42">
      <style:paragraph-properties fo:margin-top="0cm" fo:margin-bottom="0cm" style:contextual-spacing="false"/>
    </style:style>
    <style:style style:name="P42" style:family="paragraph" style:parent-style-name="Text_20_body" style:list-style-name="L42">
      <style:paragraph-properties fo:margin-top="0cm" fo:margin-bottom="0cm" style:contextual-spacing="false"/>
      <style:text-properties officeooo:paragraph-rsid="00054370"/>
    </style:style>
    <style:style style:name="T1" style:family="text">
      <style:text-properties officeooo:rsid="00054370"/>
    </style:style>
    <style:style style:name="T2" style:family="text">
      <style:text-properties fo:font-weight="bold" officeooo:rsid="00054370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Tech Stacks</text:span></text:span></text:h>
      <text:h text:style-name="Heading_20_2" text:outline-level="2"><text:span text:style-name="Strong_20_Emphasis">Programming Languages</text:span></text:h>
      <text:list xml:id="list2278614340" text:style-name="L20">
        <text:list-item>
          <text:p text:style-name="P3"><text:span text:style-name="Strong_20_Emphasis">Backend:</text:span> Python, Golang, PHP, Rust (Basics) </text:p>
        </text:list-item>
        <text:list-item>
          <text:p text:style-name="P3"><text:span text:style-name="Strong_20_Emphasis">Frontend:</text:span> JavaScript/TypeScript, HTML5, CSS3 </text:p>
        </text:list-item>
        <text:list-item>
          <text:p text:style-name="P2"><text:span text:style-name="Strong_20_Emphasis">Scripting:</text:span> Bash, PowerShell </text:p>
        </text:list-item>
      </text:list>
      <text:h text:style-name="Heading_20_2" text:outline-level="2"><text:span text:style-name="Strong_20_Emphasis">Frontend Development</text:span></text:h>
      <text:list xml:id="list1932442231" text:style-name="L21">
        <text:list-item>
          <text:p text:style-name="P5"><text:span text:style-name="Strong_20_Emphasis">Frameworks:</text:span> React.js, Next.js, Vue.js, Angular, Svelte </text:p>
        </text:list-item>
        <text:list-item>
          <text:p text:style-name="P5"><text:span text:style-name="Strong_20_Emphasis">UI Libraries:</text:span> Material-UI, Ant Design, Tailwind CSS, Bootstrap, Chakra UI </text:p>
        </text:list-item>
        <text:list-item>
          <text:p text:style-name="P5"><text:span text:style-name="Strong_20_Emphasis">State Management:</text:span> Redux, Zustand, Recoil, MobX </text:p>
        </text:list-item>
        <text:list-item>
          <text:p text:style-name="P4"><text:span text:style-name="Strong_20_Emphasis">Build Tools:</text:span> Webpack, Vite, Parcel, esbuild </text:p>
        </text:list-item>
      </text:list>
      <text:h text:style-name="Heading_20_2" text:outline-level="2"><text:span text:style-name="Strong_20_Emphasis">Backend Development</text:span></text:h>
      <text:list xml:id="list2974696443" text:style-name="L22">
        <text:list-item>
          <text:p text:style-name="P7"><text:span text:style-name="Strong_20_Emphasis">Frameworks:</text:span> FastAPI, Flask, Django, Express.js, NestJS,Laravel </text:p>
        </text:list-item>
        <text:list-item>
          <text:p text:style-name="P7"><text:span text:style-name="Strong_20_Emphasis">API:</text:span> REST, GraphQL, gRPC, WebSockets, tRPC </text:p>
        </text:list-item>
        <text:list-item>
          <text:p text:style-name="P6"><text:span text:style-name="Strong_20_Emphasis">Testing:</text:span> Pytest, Jest, Mocha, Selenium, Cypress, Playwright </text:p>
        </text:list-item>
      </text:list>
      <text:h text:style-name="Heading_20_2" text:outline-level="2"><text:span text:style-name="Strong_20_Emphasis">Version Control &amp; Collaboration</text:span></text:h>
      <text:list xml:id="list2697713231" text:style-name="L23">
        <text:list-item>
          <text:p text:style-name="P8">Github, Bitbucket, DVC, Git LFS </text:p>
        </text:list-item>
      </text:list>
      <text:h text:style-name="Heading_20_2" text:outline-level="2"><text:span text:style-name="Strong_20_Emphasis">Databases &amp; Storage</text:span></text:h>
      <text:list xml:id="list1867277258" text:style-name="L24">
        <text:list-item>
          <text:p text:style-name="P10"><text:span text:style-name="Strong_20_Emphasis">Relational:</text:span> PostgreSQL, MySQL, Azure SQL Database, Cloud SQL </text:p>
        </text:list-item>
        <text:list-item>
          <text:p text:style-name="P10"><text:span text:style-name="Strong_20_Emphasis">NoSQL:</text:span> MongoDB, DynamoDB </text:p>
        </text:list-item>
        <text:list-item>
          <text:p text:style-name="P10"><text:span text:style-name="Strong_20_Emphasis">In-Memory:</text:span> Redis</text:p>
        </text:list-item>
        <text:list-item>
          <text:p text:style-name="P10"><text:span text:style-name="Strong_20_Emphasis">Time-Series:</text:span> InfluxDB </text:p>
        </text:list-item>
        <text:list-item>
          <text:p text:style-name="P10"><text:span text:style-name="Strong_20_Emphasis">Graph:</text:span> Neo4j, Amazon Neptune </text:p>
        </text:list-item>
        <text:list-item>
          <text:p text:style-name="P10"><text:span text:style-name="Strong_20_Emphasis">Data Warehouses:</text:span> BigQuery, Redshift, ClickHouse </text:p>
        </text:list-item>
        <text:list-item>
          <text:p text:style-name="P9"><text:span text:style-name="Strong_20_Emphasis">Vector Databases:</text:span> Pinecone, Weaviate, Milvus, Qdrant, ChromaDB, FAISS, Pgvector </text:p>
        </text:list-item>
      </text:list>
      <text:h text:style-name="Heading_20_2" text:outline-level="2"><text:span text:style-name="Strong_20_Emphasis">Visualization &amp; BI Tools</text:span></text:h>
      <text:list xml:id="list2792242734" text:style-name="L25">
        <text:list-item>
          <text:p text:style-name="P11">Power BI, Looker, Grafana, Plotly, Apache Superset Metabase, Redash, Apache Echarts, D3.js, Dash </text:p>
        </text:list-item>
      </text:list>
      <text:h text:style-name="Heading_20_2" text:outline-level="2"><text:span text:style-name="Strong_20_Emphasis">MLOps </text:span></text:h>
      <text:list xml:id="list307536277" text:style-name="L26">
        <text:list-item>
          <text:p text:style-name="P13"><text:span text:style-name="Strong_20_Emphasis">Experiment Tracking:</text:span> MLflow, Weights &amp; Biases,</text:p>
        </text:list-item>
        <text:list-item>
          <text:p text:style-name="P13"><text:span text:style-name="Strong_20_Emphasis">Model Registry:</text:span> MLflow Model Registry, AWS SageMaker Model Registry, Azure ML Model Registry </text:p>
        </text:list-item>
        <text:list-item>
          <text:p text:style-name="P13"><text:span text:style-name="Strong_20_Emphasis">Feature Stores:</text:span> Feast, AWS SageMaker Feature Store </text:p>
        </text:list-item>
        <text:list-item>
          <text:p text:style-name="P13"><text:span text:style-name="Strong_20_Emphasis">Model Versioning:</text:span> DVC, Git LFS</text:p>
        </text:list-item>
        <text:list-item>
          <text:p text:style-name="P13"><text:soft-page-break/><text:span text:style-name="Strong_20_Emphasis">Model Deployment:</text:span> TensorFlow Serving, TorchServe, NVIDIA Triton, BentoML, Seldon Core, KServe </text:p>
        </text:list-item>
        <text:list-item>
          <text:p text:style-name="P13"><text:span text:style-name="Strong_20_Emphasis">Model Monitoring:</text:span> Evidently AI</text:p>
        </text:list-item>
        <text:list-item>
          <text:p text:style-name="P13"><text:span text:style-name="Strong_20_Emphasis">Data Quality:</text:span> Great Expectations</text:p>
        </text:list-item>
        <text:list-item>
          <text:p text:style-name="P12"><text:span text:style-name="Strong_20_Emphasis">Pipeline Orchestration:</text:span> Apache Airflow, Kubeflow Pipelines</text:p>
        </text:list-item>
      </text:list>
      <text:h text:style-name="Heading_20_2" text:outline-level="2"><text:span text:style-name="Strong_20_Emphasis">AIOps</text:span></text:h>
      <text:list xml:id="list1409163964" text:style-name="L27">
        <text:list-item>
          <text:p text:style-name="P15"><text:span text:style-name="Strong_20_Emphasis">Monitoring &amp; Observability:</text:span> Prometheus, Grafana, LangSmith </text:p>
        </text:list-item>
        <text:list-item>
          <text:p text:style-name="P15"><text:span text:style-name="Strong_20_Emphasis">APM:</text:span> Dynatrace</text:p>
        </text:list-item>
        <text:list-item>
          <text:p text:style-name="P15"><text:span text:style-name="Strong_20_Emphasis">Log Management:</text:span> ELK Stack (Elasticsearch, Logstash, Kibana), Loki, Fluentd </text:p>
        </text:list-item>
        <text:list-item>
          <text:p text:style-name="P15"><text:span text:style-name="Strong_20_Emphasis">Distributed Tracing:</text:span> AWS X-Ray </text:p>
        </text:list-item>
        <text:list-item>
          <text:p text:style-name="P15"><text:span text:style-name="Strong_20_Emphasis">Chaos Engineering:</text:span> Chaos Monkey, Gremlin</text:p>
        </text:list-item>
        <text:list-item>
          <text:p text:style-name="P14"><text:span text:style-name="Strong_20_Emphasis">Auto-Remediation:</text:span> StackStorm, Rundeck, Ansible Tower </text:p>
        </text:list-item>
      </text:list>
      <text:h text:style-name="Heading_20_2" text:outline-level="2"><text:span text:style-name="Strong_20_Emphasis">CI/CD &amp; DevOps</text:span></text:h>
      <text:list xml:id="list2535547702" text:style-name="L28">
        <text:list-item>
          <text:p text:style-name="P16">Jenkins, GitHub Actions, Azure DevOps </text:p>
        </text:list-item>
        <text:list-item>
          <text:p text:style-name="P16"><text:span text:style-name="Strong_20_Emphasis">Container &amp; Orchestration:</text:span> Docker, Kubernetes</text:p>
        </text:list-item>
      </text:list>
      <text:h text:style-name="Heading_20_2" text:outline-level="2"><text:span text:style-name="Strong_20_Emphasis">Open Source Tech Stacks</text:span></text:h>
      <text:list xml:id="list963900465" text:style-name="L29">
        <text:list-item>
          <text:p text:style-name="P18"><text:span text:style-name="Strong_20_Emphasis">Data Orchestration:</text:span> Apache Airflow, Apache Nifi, Prefect, Dagster </text:p>
        </text:list-item>
        <text:list-item>
          <text:p text:style-name="P18"><text:span text:style-name="Strong_20_Emphasis">Stream Processing:</text:span> Apache Kafka, Apache Flink, Apache Pulsar, Apache Storm, Kafka Streams </text:p>
        </text:list-item>
        <text:list-item>
          <text:p text:style-name="P18"><text:span text:style-name="Strong_20_Emphasis">Data Warehousing:</text:span> Apache Druid, Apache Pinot, ClickHouse </text:p>
        </text:list-item>
        <text:list-item>
          <text:p text:style-name="P18"><text:span text:style-name="Strong_20_Emphasis">Visualization:</text:span> Apache Superset, Metabase, Redash </text:p>
        </text:list-item>
        <text:list-item>
          <text:p text:style-name="P18"><text:span text:style-name="Strong_20_Emphasis">Data Processing:</text:span> Apache Spark, Apache Beam, Dask, Ray </text:p>
        </text:list-item>
        <text:list-item>
          <text:p text:style-name="P17"><text:span text:style-name="Strong_20_Emphasis">Message Queues:</text:span> RabbitMQ, Apache ActiveMQ, NATS </text:p>
        </text:list-item>
      </text:list>
      <text:h text:style-name="Heading_20_2" text:outline-level="2"><text:span text:style-name="Strong_20_Emphasis">Agentic AI &amp; LLM Frameworks</text:span></text:h>
      <text:list xml:id="list1136796608" text:style-name="L30">
        <text:list-item>
          <text:p text:style-name="P19">N8N, LangChain, LangGraph, CrewAI, Haystack, LlamaIndex, AutoGen, Semantic Kernel, DSPy, OpenAI Assistants API, Anthropic Claude API, Flowise, Dify, AgentGPT </text:p>
        </text:list-item>
      </text:list>
      <text:h text:style-name="Heading_20_2" text:outline-level="2"><text:span text:style-name="Strong_20_Emphasis">AI/ML Frameworks &amp; Libraries</text:span></text:h>
      <text:list xml:id="list176416758" text:style-name="L31">
        <text:list-item>
          <text:p text:style-name="P21"><text:span text:style-name="Strong_20_Emphasis">Deep Learning:</text:span> PyTorch, TensorFlow, JAX, Keras, Hugging Face Transformers, ONNX </text:p>
        </text:list-item>
        <text:list-item>
          <text:p text:style-name="P21"><text:span text:style-name="Strong_20_Emphasis">Classical ML:</text:span> Scikit-learn, XGBoost, LightGBM, CatBoost, H2O.ai </text:p>
        </text:list-item>
        <text:list-item>
          <text:p text:style-name="P21"><text:span text:style-name="Strong_20_Emphasis">NLP:</text:span> spaCy, NLTK, Sentence Transformers, Tokenizers, Gensim </text:p>
        </text:list-item>
        <text:list-item>
          <text:p text:style-name="P21"><text:span text:style-name="Strong_20_Emphasis">Computer Vision:</text:span> OpenCV, YOLO, MMDetection, Detectron2, Albumentations </text:p>
        </text:list-item>
        <text:list-item>
          <text:p text:style-name="P21"><text:span text:style-name="Strong_20_Emphasis">Reinforcement Learning:</text:span> Stable Baselines3, Ray RLlib, OpenAI Gym </text:p>
        </text:list-item>
        <text:list-item>
          <text:p text:style-name="P21"><text:span text:style-name="Strong_20_Emphasis">AutoML:</text:span> AutoKeras, Auto-sklearn, TPOT, H2O AutoML, PyCaret </text:p>
        </text:list-item>
        <text:list-item>
          <text:p text:style-name="P20"><text:span text:style-name="Strong_20_Emphasis">Model Optimization:</text:span> ONNX Runtime, TensorRT, OpenVINO, Quantization, Pruning </text:p>
        </text:list-item>
      </text:list>
      <text:h text:style-name="Heading_20_2" text:outline-level="2"><text:soft-page-break/><text:span text:style-name="Strong_20_Emphasis">Cloud Platforms</text:span></text:h>
      <text:h text:style-name="Heading_20_3" text:outline-level="3"><text:span text:style-name="Strong_20_Emphasis">AWS</text:span></text:h>
      <text:list xml:id="list1683615741" text:style-name="L32">
        <text:list-item>
          <text:p text:style-name="P22"><text:span text:style-name="Strong_20_Emphasis">Compute:</text:span> EC2, Lambda, ECS, EKS, Fargate, Batch </text:p>
        </text:list-item>
        <text:list-item>
          <text:p text:style-name="P22"><text:span text:style-name="Strong_20_Emphasis">Storage:</text:span> S3, EBS, EFS, FSx, Glacier </text:p>
        </text:list-item>
        <text:list-item>
          <text:p text:style-name="P22"><text:span text:style-name="Strong_20_Emphasis">Database:</text:span> RDS, DynamoDB, Aurora, DocumentDB, Neptune, Redshift </text:p>
        </text:list-item>
        <text:list-item>
          <text:p text:style-name="P22"><text:span text:style-name="Strong_20_Emphasis">AI/ML:</text:span> SageMaker, Bedrock, Textract, Translate, Lex </text:p>
        </text:list-item>
        <text:list-item>
          <text:p text:style-name="P22"><text:span text:style-name="Strong_20_Emphasis">Data Engineering:</text:span> Glue, Data Pipeline</text:p>
        </text:list-item>
        <text:list-item>
          <text:p text:style-name="P22"><text:span text:style-name="Strong_20_Emphasis">Networking:</text:span> VPC, CloudFront, Route 53, API Gateway, ELB, Direct Connect </text:p>
        </text:list-item>
        <text:list-item>
          <text:p text:style-name="P22"><text:span text:style-name="Strong_20_Emphasis">Monitoring:</text:span> CloudWatch</text:p>
        </text:list-item>
        <text:list-item>
          <text:p text:style-name="P22"><text:span text:style-name="Strong_20_Emphasis">Security:</text:span> IAM, Secrets Manager</text:p>
        </text:list-item>
      </text:list>
      <text:h text:style-name="Heading_20_3" text:outline-level="3"><text:span text:style-name="Strong_20_Emphasis">Azure</text:span></text:h>
      <text:list xml:id="list3261691990" text:style-name="L33">
        <text:list-item>
          <text:p text:style-name="P24"><text:span text:style-name="Strong_20_Emphasis">Compute:</text:span> Virtual Machines, Container Instances, AKS, App Services, Functions </text:p>
        </text:list-item>
        <text:list-item>
          <text:p text:style-name="P24"><text:span text:style-name="Strong_20_Emphasis">Storage:</text:span> Blob Storage, Data Lake Storage, File Storage, Queue Storage </text:p>
        </text:list-item>
        <text:list-item>
          <text:p text:style-name="P24"><text:span text:style-name="Strong_20_Emphasis">Database:</text:span> Azure SQL Database</text:p>
        </text:list-item>
        <text:list-item>
          <text:p text:style-name="P24"><text:span text:style-name="Strong_20_Emphasis">AI/ML:</text:span> Azure ML, Cognitive Services, OpenAI Service, Bot Service, Form Recognizer </text:p>
        </text:list-item>
        <text:list-item>
          <text:p text:style-name="P24"><text:span text:style-name="Strong_20_Emphasis">Data Engineering:</text:span> Data Factory, Databricks <text:span text:style-name="T2">(Basics)</text:span></text:p>
        </text:list-item>
        <text:list-item>
          <text:p text:style-name="P24"><text:span text:style-name="Strong_20_Emphasis">Networking:</text:span> Virtual Network, Application Gateway, Load Balancer, Front Door, VPN Gateway </text:p>
        </text:list-item>
        <text:list-item>
          <text:p text:style-name="P24"><text:span text:style-name="Strong_20_Emphasis">DevOps:</text:span> Azure DevOps </text:p>
        </text:list-item>
        <text:list-item>
          <text:p text:style-name="P24"><text:span text:style-name="Strong_20_Emphasis">Monitoring:</text:span> Azure Monitor, Application Insights, Log Analytics </text:p>
        </text:list-item>
        <text:list-item>
          <text:p text:style-name="P23"><text:span text:style-name="Strong_20_Emphasis">Identity:</text:span> Entra ID, B2C, Managed Identities </text:p>
        </text:list-item>
      </text:list>
      <text:h text:style-name="Heading_20_3" text:outline-level="3"><text:span text:style-name="Strong_20_Emphasis">GCP</text:span></text:h>
      <text:list xml:id="list861519891" text:style-name="L34">
        <text:list-item>
          <text:p text:style-name="P26"><text:span text:style-name="Strong_20_Emphasis">Compute:</text:span> Compute Engine, App Engine, Cloud Run, GKE, Cloud Functions </text:p>
        </text:list-item>
        <text:list-item>
          <text:p text:style-name="P26"><text:span text:style-name="Strong_20_Emphasis">Storage:</text:span> Cloud Storage</text:p>
        </text:list-item>
        <text:list-item>
          <text:p text:style-name="P26"><text:span text:style-name="Strong_20_Emphasis">Database:</text:span> Cloud SQL</text:p>
        </text:list-item>
        <text:list-item>
          <text:p text:style-name="P26"><text:span text:style-name="Strong_20_Emphasis">AI/ML:</text:span> Vertex AI, AutoML, AI Platform, Vision AI, Natural Language AI, Speech-to-Text </text:p>
        </text:list-item>
        <text:list-item>
          <text:p text:style-name="P26"><text:span text:style-name="Strong_20_Emphasis">Monitoring:</text:span> Cloud Monitoring</text:p>
        </text:list-item>
        <text:list-item>
          <text:p text:style-name="P25"><text:span text:style-name="Strong_20_Emphasis">Security:</text:span> Identity and Access Management, Secret Manager</text:p>
        </text:list-item>
      </text:list>
      <text:h text:style-name="Heading_20_2" text:outline-level="2"><text:span text:style-name="Strong_20_Emphasis">API &amp; Integration</text:span></text:h>
      <text:list xml:id="list2021128467" text:style-name="L35">
        <text:list-item>
          <text:p text:style-name="P28">REST APIs, GraphQL, gRPC, WebSockets, Server-Sent Events (SSE) </text:p>
        </text:list-item>
        <text:list-item>
          <text:p text:style-name="P28"><text:span text:style-name="Strong_20_Emphasis">Frameworks:</text:span> FastAPI, Flask, Express.js, NestJS, Spring Boot </text:p>
        </text:list-item>
        <text:list-item>
          <text:p text:style-name="P28"><text:span text:style-name="Strong_20_Emphasis">API Gateway:</text:span> Kong, Apigee, AWS API Gateway, Azure API Management, Google Cloud Endpoints </text:p>
        </text:list-item>
        <text:list-item>
          <text:p text:style-name="P27"><text:span text:style-name="Strong_20_Emphasis">API Testing:</text:span> Postman, Swagger/OpenAPI,</text:p>
        </text:list-item>
      </text:list>
      <text:h text:style-name="Heading_20_2" text:outline-level="2"><text:span text:style-name="Strong_20_Emphasis">Security &amp; Compliance</text:span></text:h>
      <text:list xml:id="list214729109" text:style-name="L36">
        <text:list-item>
          <text:p text:style-name="P30"><text:span text:style-name="Strong_20_Emphasis">Authentication:</text:span> OAuth 2.0, JWT, SAML, OpenID Connect, Auth0, Okta </text:p>
        </text:list-item>
        <text:list-item>
          <text:p text:style-name="P30"><text:span text:style-name="Strong_20_Emphasis">Secrets Management:</text:span> HashiCorp Vault, AWS Secrets Manager, Azure Key Vault, GCP Secret Manager </text:p>
        </text:list-item>
        <text:list-item>
          <text:p text:style-name="P30"><text:soft-page-break/><text:span text:style-name="Strong_20_Emphasis">Security Scanning:</text:span> Snyk, SonarQube, Checkmarx, Veracode, Aqua Security, Trivy </text:p>
        </text:list-item>
        <text:list-item>
          <text:p text:style-name="P30"><text:span text:style-name="Strong_20_Emphasis">Compliance:</text:span> SOC 2, GDPR, HIPAA, PCI-DSS, ISO 27001 </text:p>
        </text:list-item>
        <text:list-item>
          <text:p text:style-name="P30"><text:span text:style-name="Strong_20_Emphasis">Network Security:</text:span> SSL/TLS, mTLS, Zero Trust, VPN, Firewall Rules </text:p>
        </text:list-item>
        <text:list-item>
          <text:p text:style-name="P29"><text:span text:style-name="Strong_20_Emphasis">OWASP:</text:span> Top 10, Security Best Practices </text:p>
        </text:list-item>
      </text:list>
      <text:h text:style-name="Heading_20_2" text:outline-level="2"><text:span text:style-name="Strong_20_Emphasis">Architecture &amp; Design Patterns</text:span></text:h>
      <text:list xml:id="list3860685915" text:style-name="L37">
        <text:list-item>
          <text:p text:style-name="P32"><text:span text:style-name="Strong_20_Emphasis">Architecture Patterns:</text:span> Microservices, Event-Driven, CQRS, Serverless, Hexagonal, Clean Architecture </text:p>
        </text:list-item>
        <text:list-item>
          <text:p text:style-name="P32"><text:span text:style-name="Strong_20_Emphasis">AI Patterns:</text:span> RAG (Retrieval Augmented Generation), Fine-tuning, Prompt Engineering, Multi-agent Systems </text:p>
        </text:list-item>
        <text:list-item>
          <text:p text:style-name="P32"><text:span text:style-name="Strong_20_Emphasis">Design Patterns:</text:span> Singleton, Factory, Observer, Strategy, Repository, Circuit Breaker </text:p>
        </text:list-item>
        <text:list-item>
          <text:p text:style-name="P32"><text:span text:style-name="Strong_20_Emphasis">API Design:</text:span> RESTful principles, API versioning, Rate limiting, Pagination </text:p>
        </text:list-item>
        <text:list-item>
          <text:p text:style-name="P31"><text:span text:style-name="Strong_20_Emphasis">Scalability:</text:span> Load balancing, Caching strategies, CDN, Database sharding, Read replicas </text:p>
        </text:list-item>
      </text:list>
      <text:h text:style-name="Heading_20_2" text:outline-level="2"><text:span text:style-name="Strong_20_Emphasis">Data Engineering &amp; ETL</text:span></text:h>
      <text:list xml:id="list1233615872" text:style-name="L38">
        <text:list-item>
          <text:p text:style-name="P33"><text:span text:style-name="Strong_20_Emphasis">ETL/ELT:</text:span> Apache Airflow, Apache Nifi</text:p>
        </text:list-item>
        <text:list-item>
          <text:p text:style-name="P33"><text:span text:style-name="Strong_20_Emphasis">Data Quality:</text:span> Great Expectations</text:p>
        </text:list-item>
        <text:list-item>
          <text:p text:style-name="P33"><text:span text:style-name="Strong_20_Emphasis">Data Catalog:</text:span> Apache Atlas</text:p>
        </text:list-item>
      </text:list>
      <text:h text:style-name="Heading_20_2" text:outline-level="2"><text:span text:style-name="Strong_20_Emphasis">Performance &amp; Optimization</text:span></text:h>
      <text:list xml:id="list2814351911" text:style-name="L39">
        <text:list-item>
          <text:p text:style-name="P35"><text:span text:style-name="Strong_20_Emphasis">Profiling:</text:span> cProfile, Py-Spy, memory_profiler, Chrome DevTools </text:p>
        </text:list-item>
        <text:list-item>
          <text:p text:style-name="P35"><text:span text:style-name="Strong_20_Emphasis">Caching:</text:span> Redis, Memcached, Varnish, CDN caching </text:p>
        </text:list-item>
        <text:list-item>
          <text:p text:style-name="P35"><text:span text:style-name="Strong_20_Emphasis">Load Testing:</text:span> JMeter, Locust, k6, Gatling, Apache Bench </text:p>
        </text:list-item>
        <text:list-item>
          <text:p text:style-name="P34"><text:span text:style-name="Strong_20_Emphasis">Model Optimization:</text:span> Quantization, Pruning, Knowledge Distillation, ONNX, TensorRT </text:p>
        </text:list-item>
      </text:list>
      <text:h text:style-name="Heading_20_2" text:outline-level="2"><text:span text:style-name="Strong_20_Emphasis">Real-Time &amp; Streaming</text:span></text:h>
      <text:list xml:id="list607964698" text:style-name="L40">
        <text:list-item>
          <text:p text:style-name="P37">Apache Kafka, Apache Flink, Apache Storm, Kafka Streams, Spark Streaming </text:p>
        </text:list-item>
        <text:list-item>
          <text:p text:style-name="P37">AWS Kinesis, Azure Event Hubs, GCP Pub/Sub </text:p>
        </text:list-item>
        <text:list-item>
          <text:p text:style-name="P36">WebSockets, Server-Sent Events, Socket.io </text:p>
        </text:list-item>
      </text:list>
      <text:h text:style-name="Heading_20_2" text:outline-level="2"><text:span text:style-name="Strong_20_Emphasis">Documentation &amp; Collaboration</text:span></text:h>
      <text:list xml:id="list3855833273" text:style-name="L41">
        <text:list-item>
          <text:p text:style-name="P39">Confluence, Notion, Swagger/OpenAPI, MkDocs </text:p>
        </text:list-item>
        <text:list-item>
          <text:p text:style-name="P39">Jira, Asana, Linear, Trello, Monday.com </text:p>
        </text:list-item>
        <text:list-item>
          <text:p text:style-name="P38">Slack, Microsoft Teams, Discord </text:p>
        </text:list-item>
      </text:list>
      <text:h text:style-name="Heading_20_2" text:outline-level="2"><text:span text:style-name="Strong_20_Emphasis">Specialized AI/ML Areas</text:span></text:h>
      <text:list xml:id="list3422784970" text:style-name="L42">
        <text:list-item>
          <text:p text:style-name="P41"><text:span text:style-name="Strong_20_Emphasis">LLM Fine-tuning:</text:span> LoRA, QLoRA, PEFT, Full Fine-tuning </text:p>
        </text:list-item>
        <text:list-item>
          <text:p text:style-name="P42"><text:span text:style-name="Strong_20_Emphasis">Prompt Engineering:</text:span> Zero-shot, Few-shot, Chain-of-Thought, ReAct</text:p>
        </text:list-item>
        <text:list-item>
          <text:p text:style-name="P42"><text:span text:style-name="T2">Prompt Version-Control:</text:span><text:span text:style-name="T1"> Promptlayer</text:span> </text:p>
        </text:list-item>
        <text:list-item>
          <text:p text:style-name="P41"><text:span text:style-name="Strong_20_Emphasis">Model Compression:</text:span> Quantization (INT8, INT4), Distillation, Pruning </text:p>
        </text:list-item>
        <text:list-item>
          <text:p text:style-name="P41"><text:span text:style-name="Strong_20_Emphasis">Distributed Training:</text:span> DeepSpeed, Megatron-LM, Horovod, Ray Train </text:p>
        </text:list-item>
        <text:list-item>
          <text:p text:style-name="P41"><text:soft-page-break/><text:span text:style-name="Strong_20_Emphasis">Edge AI:</text:span> TensorFlow Lite, Core ML, ONNX Runtime Mobile </text:p>
        </text:list-item>
        <text:list-item>
          <text:p text:style-name="P40"><text:span text:style-name="Strong_20_Emphasis">MLOps Best Practices:</text:span> A/B Testing, Canary Deployment, Shadow Mode, Blue-Green Deployment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39:57.696226161</meta:creation-date>
    <dc:date>2025-12-18T00:07:13.987977662</dc:date>
    <meta:editing-duration>PT56M44S</meta:editing-duration>
    <meta:editing-cycles>1</meta:editing-cycles>
    <meta:document-statistic meta:table-count="0" meta:image-count="0" meta:object-count="0" meta:page-count="5" meta:paragraph-count="132" meta:word-count="913" meta:character-count="6571" meta:non-whitespace-character-count="5813"/>
    <meta:generator>LibreOffice/7.3.7.2$Linux_X86_64 LibreOffice_project/30$Build-2</meta:generator>
  </office:meta>
</office:document-meta>
</file>